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22055" calcext:value-type="float">
            <text:p>22055</text:p>
          </table:table-cell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float" office:value="87.72" calcext:value-type="float">
            <text:p>8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13671" calcext:value-type="float">
            <text:p>13671</text:p>
          </table:table-cell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88.5" calcext:value-type="float">
            <text:p>88.5</text:p>
          </table:table-cell>
          <table:table-cell/>
          <table:table-cell table:formula="of:=ABS([.B3]-[.B4])/[.B3]" office:value-type="float" office:value="0.380140557696667" calcext:value-type="float">
            <text:p>0.380140557696667</text:p>
          </table:table-cell>
          <table:table-cell table:formula="of:=ABS([.C3]-[.C4])/[.C3]" office:value-type="float" office:value="0.392370572207084" calcext:value-type="float">
            <text:p>0.392370572207084</text:p>
          </table:table-cell>
          <table:table-cell table:formula="of:=ABS([.D3]-[.D4])/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10602" calcext:value-type="float">
            <text:p>10602</text:p>
          </table:table-cell>
          <table:table-cell office:value-type="float" office:value="587" calcext:value-type="float">
            <text:p>587</text:p>
          </table:table-cell>
          <table:table-cell office:value-type="float" office:value="16" calcext:value-type="float">
            <text:p>16</text:p>
          </table:table-cell>
          <table:table-cell office:value-type="float" office:value="88.18" calcext:value-type="float">
            <text:p>88.18</text:p>
          </table:table-cell>
          <table:table-cell/>
          <table:table-cell table:formula="of:=ABS([.B3]-[.B5])/[.B3]" office:value-type="float" office:value="0.519292677397416" calcext:value-type="float">
            <text:p>0.519292677397416</text:p>
          </table:table-cell>
          <table:table-cell table:formula="of:=ABS([.C3]-[.C5])/[.C3]" office:value-type="float" office:value="0.599455040871935" calcext:value-type="float">
            <text:p>0.599455040871935</text:p>
          </table:table-cell>
          <table:table-cell table:formula="of:=ABS([.D3]-[.D5])/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8</text:p>
          </table:table-cell>
          <table:table-cell office:value-type="float" office:value="9594" calcext:value-type="float">
            <text:p>9594</text:p>
          </table:table-cell>
          <table:table-cell office:value-type="float" office:value="636" calcext:value-type="float">
            <text:p>636</text:p>
          </table:table-cell>
          <table:table-cell office:value-type="float" office:value="16" calcext:value-type="float">
            <text:p>16</text:p>
          </table:table-cell>
          <table:table-cell office:value-type="float" office:value="87.11" calcext:value-type="float">
            <text:p>87.11</text:p>
          </table:table-cell>
          <table:table-cell/>
          <table:table-cell table:formula="of:=ABS([.B3]-[.B6])/[.B3]" office:value-type="float" office:value="0.564996599410564" calcext:value-type="float">
            <text:p>0.564996599410564</text:p>
          </table:table-cell>
          <table:table-cell table:formula="of:=ABS([.C3]-[.C6])/[.C3]" office:value-type="float" office:value="0.732970027247956" calcext:value-type="float">
            <text:p>0.732970027247956</text:p>
          </table:table-cell>
          <table:table-cell table:formula="of:=ABS([.D3]-[.D6])/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16</text:p>
          </table:table-cell>
          <table:table-cell office:value-type="float" office:value="8765" calcext:value-type="float">
            <text:p>8765</text:p>
          </table:table-cell>
          <table:table-cell office:value-type="float" office:value="724" calcext:value-type="float">
            <text:p>724</text:p>
          </table:table-cell>
          <table:table-cell office:value-type="float" office:value="16" calcext:value-type="float">
            <text:p>16</text:p>
          </table:table-cell>
          <table:table-cell office:value-type="float" office:value="86.96" calcext:value-type="float">
            <text:p>86.96</text:p>
          </table:table-cell>
          <table:table-cell/>
          <table:table-cell table:formula="of:=ABS([.B3]-[.B7])/[.B3]" office:value-type="float" office:value="0.602584447970982" calcext:value-type="float">
            <text:p>0.602584447970982</text:p>
          </table:table-cell>
          <table:table-cell table:formula="of:=ABS([.C3]-[.C7])/[.C3]" office:value-type="float" office:value="0.97275204359673" calcext:value-type="float">
            <text:p>0.97275204359673</text:p>
          </table:table-cell>
          <table:table-cell table:formula="of:=ABS([.D3]-[.D7])/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8484" calcext:value-type="float">
            <text:p>8484</text:p>
          </table:table-cell>
          <table:table-cell office:value-type="float" office:value="831" calcext:value-type="float">
            <text:p>831</text:p>
          </table:table-cell>
          <table:table-cell office:value-type="float" office:value="16" calcext:value-type="float">
            <text:p>16</text:p>
          </table:table-cell>
          <table:table-cell office:value-type="float" office:value="87.34" calcext:value-type="float">
            <text:p>87.34</text:p>
          </table:table-cell>
          <table:table-cell/>
          <table:table-cell table:formula="of:=ABS([.B3]-[.B8])/[.B3]" office:value-type="float" office:value="0.615325323055996" calcext:value-type="float">
            <text:p>0.615325323055996</text:p>
          </table:table-cell>
          <table:table-cell table:formula="of:=ABS([.C3]-[.C8])/[.C3]" office:value-type="float" office:value="1.26430517711172" calcext:value-type="float">
            <text:p>1.26430517711172</text:p>
          </table:table-cell>
          <table:table-cell table:formula="of:=ABS([.D3]-[.D8])/[.D3]"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AVERAGE([.E3:.E8])" office:value-type="float" office:value="87.635" calcext:value-type="float">
            <text:p>87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4347" calcext:value-type="float">
            <text:p>4347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87.72" calcext:value-type="float">
            <text:p>8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7</text:p>
          </table:table-cell>
          <table:table-cell office:value-type="float" office:value="2578" calcext:value-type="float">
            <text:p>2578</text:p>
          </table:table-cell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float" office:value="87.57" calcext:value-type="float">
            <text:p>87.57</text:p>
          </table:table-cell>
          <table:table-cell/>
          <table:table-cell table:formula="of:=ABS([.B12]-[.B13])/[.B12]" office:value-type="float" office:value="0.406947319990798" calcext:value-type="float">
            <text:p>0.406947319990798</text:p>
          </table:table-cell>
          <table:table-cell table:formula="of:=ABS([.C12]-[.C13])/[.C12]" office:value-type="float" office:value="0.719714964370546" calcext:value-type="float">
            <text:p>0.719714964370546</text:p>
          </table:table-cell>
          <table:table-cell table:formula="of:=ABS([.D12]-[.D13])/[.D1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9</text:p>
          </table:table-cell>
          <table:table-cell office:value-type="float" office:value="1947" calcext:value-type="float">
            <text:p>1947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87.57" calcext:value-type="float">
            <text:p>87.57</text:p>
          </table:table-cell>
          <table:table-cell/>
          <table:table-cell table:formula="of:=ABS([.B12]-[.B14])/[.B12]" office:value-type="float" office:value="0.552104899930987" calcext:value-type="float">
            <text:p>0.552104899930987</text:p>
          </table:table-cell>
          <table:table-cell table:formula="of:=ABS([.C12]-[.C14])/[.C12]" office:value-type="float" office:value="0.767220902612827" calcext:value-type="float">
            <text:p>0.767220902612827</text:p>
          </table:table-cell>
          <table:table-cell table:formula="of:=ABS([.D12]-[.D14])/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1901" calcext:value-type="float">
            <text:p>1901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float" office:value="87.34" calcext:value-type="float">
            <text:p>87.34</text:p>
          </table:table-cell>
          <table:table-cell/>
          <table:table-cell table:formula="of:=ABS([.B12]-[.B15])/[.B12]" office:value-type="float" office:value="0.562686910512997" calcext:value-type="float">
            <text:p>0.562686910512997</text:p>
          </table:table-cell>
          <table:table-cell table:formula="of:=ABS([.C12]-[.C15])/[.C12]" office:value-type="float" office:value="1.0332541567696" calcext:value-type="float">
            <text:p>1.0332541567696</text:p>
          </table:table-cell>
          <table:table-cell table:formula="of:=ABS([.D12]-[.D15])/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17</text:p>
          </table:table-cell>
          <table:table-cell office:value-type="float" office:value="1771" calcext:value-type="float">
            <text:p>1771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87.48" calcext:value-type="float">
            <text:p>87.48</text:p>
          </table:table-cell>
          <table:table-cell/>
          <table:table-cell table:formula="of:=ABS([.B12]-[.B16])/[.B12]" office:value-type="float" office:value="0.592592592592593" calcext:value-type="float">
            <text:p>0.592592592592593</text:p>
          </table:table-cell>
          <table:table-cell table:formula="of:=ABS([.C12]-[.C16])/[.C12]" office:value-type="float" office:value="1.19239904988124" calcext:value-type="float">
            <text:p>1.19239904988124</text:p>
          </table:table-cell>
          <table:table-cell table:formula="of:=ABS([.D12]-[.D16])/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1704" calcext:value-type="float">
            <text:p>1704</text:p>
          </table:table-cell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office:value-type="float" office:value="87.336" calcext:value-type="float">
            <text:p>87.336</text:p>
          </table:table-cell>
          <table:table-cell/>
          <table:table-cell table:formula="of:=ABS([.B12]-[.B17])/[.B12]" office:value-type="float" office:value="0.608005521048999" calcext:value-type="float">
            <text:p>0.608005521048999</text:p>
          </table:table-cell>
          <table:table-cell table:formula="of:=ABS([.C12]-[.C17])/[.C12]" office:value-type="float" office:value="1.93824228028504" calcext:value-type="float">
            <text:p>1.93824228028504</text:p>
          </table:table-cell>
          <table:table-cell table:formula="of:=ABS([.D12]-[.D17])/[.D12]" office:value-type="float" office:value="0.75" calcext:value-type="float">
            <text:p>0.75</text:p>
          </table:table-cell>
        </table:table-row>
        <table:table-row table:style-name="ro1">
          <table:table-cell table:number-columns-repeated="4"/>
          <table:table-cell table:formula="of:=AVERAGE([.E12:.E17])" office:value-type="float" office:value="87.5026666666667" calcext:value-type="float">
            <text:p>87.502666666666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8691" calcext:value-type="float">
            <text:p>8691</text:p>
          </table:table-cell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  <table:table-cell office:value-type="float" office:value="88.5" calcext:value-type="float">
            <text:p>8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2900" calcext:value-type="float">
            <text:p>2900</text:p>
          </table:table-cell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office:value-type="float" office:value="88.11" calcext:value-type="float">
            <text:p>88.11</text:p>
          </table:table-cell>
          <table:table-cell/>
          <table:table-cell table:formula="of:=ABS([.B22]-[.B23])/[.B22]" office:value-type="float" office:value="0.666321481992866" calcext:value-type="float">
            <text:p>0.666321481992866</text:p>
          </table:table-cell>
          <table:table-cell table:formula="of:=ABS([.C22]-[.C23])/[.C22]" office:value-type="float" office:value="0.170842824601367" calcext:value-type="float">
            <text:p>0.170842824601367</text:p>
          </table:table-cell>
          <table:table-cell table:formula="of:=ABS([.D22]-[.D23])/[.D2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1797" calcext:value-type="float">
            <text:p>1797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87.72" calcext:value-type="float">
            <text:p>87.72</text:p>
          </table:table-cell>
          <table:table-cell/>
          <table:table-cell table:formula="of:=ABS([.B22]-[.B24])/[.B22]" office:value-type="float" office:value="0.793234380393511" calcext:value-type="float">
            <text:p>0.793234380393511</text:p>
          </table:table-cell>
          <table:table-cell table:formula="of:=ABS([.C22]-[.C24])/[.C22]" office:value-type="float" office:value="0.314350797266515" calcext:value-type="float">
            <text:p>0.314350797266515</text:p>
          </table:table-cell>
          <table:table-cell table:formula="of:=ABS([.D22]-[.D24])/[.D22]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=8</text:p>
          </table:table-cell>
          <table:table-cell office:value-type="float" office:value="1447" calcext:value-type="float">
            <text:p>1447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87.57" calcext:value-type="float">
            <text:p>87.57</text:p>
          </table:table-cell>
          <table:table-cell/>
          <table:table-cell table:formula="of:=ABS([.B22]-[.B25])/[.B22]" office:value-type="float" office:value="0.833505925670234" calcext:value-type="float">
            <text:p>0.833505925670234</text:p>
          </table:table-cell>
          <table:table-cell table:formula="of:=ABS([.C22]-[.C25])/[.C22]" office:value-type="float" office:value="0.457858769931663" calcext:value-type="float">
            <text:p>0.457858769931663</text:p>
          </table:table-cell>
          <table:table-cell table:formula="of:=ABS([.D22]-[.D25])/[.D22]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=16</text:p>
          </table:table-cell>
          <table:table-cell office:value-type="float" office:value="1314" calcext:value-type="float">
            <text:p>1314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87.8" calcext:value-type="float">
            <text:p>87.8</text:p>
          </table:table-cell>
          <table:table-cell/>
          <table:table-cell table:formula="of:=ABS([.B22]-[.B26])/[.B22]" office:value-type="float" office:value="0.848809112875388" calcext:value-type="float">
            <text:p>0.848809112875388</text:p>
          </table:table-cell>
          <table:table-cell table:formula="of:=ABS([.C22]-[.C26])/[.C22]" office:value-type="float" office:value="0.699316628701595" calcext:value-type="float">
            <text:p>0.699316628701595</text:p>
          </table:table-cell>
          <table:table-cell table:formula="of:=ABS([.D22]-[.D26])/[.D22]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1274" calcext:value-type="float">
            <text:p>1274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87.26" calcext:value-type="float">
            <text:p>87.26</text:p>
          </table:table-cell>
          <table:table-cell/>
          <table:table-cell table:formula="of:=ABS([.B22]-[.B27])/[.B22]" office:value-type="float" office:value="0.853411575192728" calcext:value-type="float">
            <text:p>0.853411575192728</text:p>
          </table:table-cell>
          <table:table-cell table:formula="of:=ABS([.C22]-[.C27])/[.C22]" office:value-type="float" office:value="1.08428246013667" calcext:value-type="float">
            <text:p>1.08428246013667</text:p>
          </table:table-cell>
          <table:table-cell table:formula="of:=ABS([.D22]-[.D27])/[.D22]" office:value-type="float" office:value="0.875" calcext:value-type="float">
            <text:p>0.8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2249" calcext:value-type="float">
            <text:p>2249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88.5" calcext:value-type="float">
            <text:p>88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1304" calcext:value-type="float">
            <text:p>1304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88.5" calcext:value-type="float">
            <text:p>88.5</text:p>
          </table:table-cell>
          <table:table-cell office:value-type="float" office:value="11" calcext:value-type="float">
            <text:p>11</text:p>
          </table:table-cell>
          <table:table-cell table:formula="of:=ABS([.B32]-[.B33])/[.B32]" office:value-type="float" office:value="0.420186749666518" calcext:value-type="float">
            <text:p>0.420186749666518</text:p>
          </table:table-cell>
          <table:table-cell table:formula="of:=ABS([.C32]-[.C33])/[.C32]" office:value-type="float" office:value="0.566265060240964" calcext:value-type="float">
            <text:p>0.566265060240964</text:p>
          </table:table-cell>
          <table:table-cell table:formula="of:=ABS([.D32]-[.D33])/[.D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9</text:p>
          </table:table-cell>
          <table:table-cell office:value-type="float" office:value="1266" calcext:value-type="float">
            <text:p>1266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87.41" calcext:value-type="float">
            <text:p>87.41</text:p>
          </table:table-cell>
          <table:table-cell office:value-type="float" office:value="11" calcext:value-type="float">
            <text:p>11</text:p>
          </table:table-cell>
          <table:table-cell table:formula="of:=ABS([.B32]-[.B34])/[.B32]" office:value-type="float" office:value="0.437083148065807" calcext:value-type="float">
            <text:p>0.437083148065807</text:p>
          </table:table-cell>
          <table:table-cell table:formula="of:=ABS([.C32]-[.C34])/[.C32]" office:value-type="float" office:value="0.855421686746988" calcext:value-type="float">
            <text:p>0.855421686746988</text:p>
          </table:table-cell>
          <table:table-cell table:formula="of:=ABS([.D32]-[.D34])/[.D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1082" calcext:value-type="float">
            <text:p>1082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1" calcext:value-type="float">
            <text:p>11</text:p>
          </table:table-cell>
          <table:table-cell table:formula="of:=ABS([.B32]-[.B35])/[.B32]" office:value-type="float" office:value="0.518897287683415" calcext:value-type="float">
            <text:p>0.518897287683415</text:p>
          </table:table-cell>
          <table:table-cell table:formula="of:=ABS([.C32]-[.C35])/[.C32]" office:value-type="float" office:value="1.01927710843373" calcext:value-type="float">
            <text:p>1.01927710843373</text:p>
          </table:table-cell>
          <table:table-cell table:formula="of:=ABS([.D32]-[.D35])/[.D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17</text:p>
          </table:table-cell>
          <table:table-cell office:value-type="float" office:value="1070" calcext:value-type="float">
            <text:p>107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87.7" calcext:value-type="float">
            <text:p>87.7</text:p>
          </table:table-cell>
          <table:table-cell office:value-type="float" office:value="11" calcext:value-type="float">
            <text:p>11</text:p>
          </table:table-cell>
          <table:table-cell table:formula="of:=ABS([.B32]-[.B36])/[.B32]" office:value-type="float" office:value="0.524232992441085" calcext:value-type="float">
            <text:p>0.524232992441085</text:p>
          </table:table-cell>
          <table:table-cell table:formula="of:=ABS([.C32]-[.C36])/[.C32]" office:value-type="float" office:value="1.22409638554217" calcext:value-type="float">
            <text:p>1.22409638554217</text:p>
          </table:table-cell>
          <table:table-cell table:formula="of:=ABS([.D32]-[.D36])/[.D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998" calcext:value-type="float">
            <text:p>998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87.413" calcext:value-type="float">
            <text:p>87.413</text:p>
          </table:table-cell>
          <table:table-cell office:value-type="float" office:value="10" calcext:value-type="float">
            <text:p>10</text:p>
          </table:table-cell>
          <table:table-cell table:formula="of:=ABS([.B32]-[.B37])/[.B32]" office:value-type="float" office:value="0.556247220987105" calcext:value-type="float">
            <text:p>0.556247220987105</text:p>
          </table:table-cell>
          <table:table-cell table:formula="of:=ABS([.C32]-[.C37])/[.C32]" office:value-type="float" office:value="1.9566265060241" calcext:value-type="float">
            <text:p>1.9566265060241</text:p>
          </table:table-cell>
          <table:table-cell table:formula="of:=ABS([.D32]-[.D37])/[.D32]" office:value-type="float" office:value="0.75" calcext:value-type="float">
            <text:p>0.75</text:p>
          </table:table-cell>
        </table:table-row>
        <table:table-row table:style-name="ro1">
          <table:table-cell table:number-columns-repeated="4"/>
          <table:table-cell table:formula="of:=AVERAGE([.E32:.E37])" office:value-type="float" office:value="87.8371666666667" calcext:value-type="float">
            <text:p>87.837166666666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81543" calcext:value-type="float">
            <text:p>81543</text:p>
          </table:table-cell>
          <table:table-cell office:value-type="float" office:value="542" calcext:value-type="float">
            <text:p>542</text:p>
          </table:table-cell>
          <table:table-cell office:value-type="float" office:value="95" calcext:value-type="float">
            <text:p>95</text:p>
          </table:table-cell>
          <table:table-cell office:value-type="float" office:value="86.73" calcext:value-type="float">
            <text:p>86.7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3</text:p>
          </table:table-cell>
          <table:table-cell office:value-type="float" office:value="20298" calcext:value-type="float">
            <text:p>20298</text:p>
          </table:table-cell>
          <table:table-cell office:value-type="float" office:value="558" calcext:value-type="float">
            <text:p>558</text:p>
          </table:table-cell>
          <table:table-cell office:value-type="float" office:value="32" calcext:value-type="float">
            <text:p>32</text:p>
          </table:table-cell>
          <table:table-cell office:value-type="float" office:value="87.032" calcext:value-type="float">
            <text:p>87.032</text:p>
          </table:table-cell>
          <table:table-cell office:value-type="float" office:value="15" calcext:value-type="float">
            <text:p>15</text:p>
          </table:table-cell>
          <table:table-cell table:formula="of:=ABS([.B43]-[.B44])/[.B43]" office:value-type="float" office:value="0.751076119348074" calcext:value-type="float">
            <text:p>0.751076119348074</text:p>
          </table:table-cell>
          <table:table-cell table:formula="of:=ABS([.C43]-[.C44])/[.C43]" office:value-type="float" office:value="0.029520295202952" calcext:value-type="float">
            <text:p>0.029520295202952</text:p>
          </table:table-cell>
          <table:table-cell table:formula="of:=ABS([.D43]-[.D44])/[.D43]" office:value-type="float" office:value="0.663157894736842" calcext:value-type="float">
            <text:p>0.663157894736842</text:p>
          </table:table-cell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15644" calcext:value-type="float">
            <text:p>15644</text:p>
          </table:table-cell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  <table:table-cell office:value-type="float" office:value="87.032" calcext:value-type="float">
            <text:p>87.032</text:p>
          </table:table-cell>
          <table:table-cell office:value-type="float" office:value="14" calcext:value-type="float">
            <text:p>14</text:p>
          </table:table-cell>
          <table:table-cell table:formula="of:=ABS([.B43]-[.B45])/[.B43]" office:value-type="float" office:value="0.808150301068148" calcext:value-type="float">
            <text:p>0.808150301068148</text:p>
          </table:table-cell>
          <table:table-cell table:formula="of:=ABS([.C43]-[.C45])/[.C43]" office:value-type="float" office:value="0.151291512915129" calcext:value-type="float">
            <text:p>0.151291512915129</text:p>
          </table:table-cell>
          <table:table-cell table:formula="of:=ABS([.D43]-[.D45])/[.D43]" office:value-type="float" office:value="0.831578947368421" calcext:value-type="float">
            <text:p>0.831578947368421</text:p>
          </table:table-cell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8798" calcext:value-type="float">
            <text:p>8798</text:p>
          </table:table-cell>
          <table:table-cell office:value-type="float" office:value="828" calcext:value-type="float">
            <text:p>828</text:p>
          </table:table-cell>
          <table:table-cell office:value-type="float" office:value="16" calcext:value-type="float">
            <text:p>16</text:p>
          </table:table-cell>
          <table:table-cell office:value-type="float" office:value="86.73" calcext:value-type="float">
            <text:p>86.73</text:p>
          </table:table-cell>
          <table:table-cell office:value-type="float" office:value="14" calcext:value-type="float">
            <text:p>14</text:p>
          </table:table-cell>
          <table:table-cell table:formula="of:=ABS([.B43]-[.B46])/[.B43]" office:value-type="float" office:value="0.892106005420453" calcext:value-type="float">
            <text:p>0.892106005420453</text:p>
          </table:table-cell>
          <table:table-cell table:formula="of:=ABS([.C43]-[.C46])/[.C43]" office:value-type="float" office:value="0.527675276752767" calcext:value-type="float">
            <text:p>0.527675276752767</text:p>
          </table:table-cell>
          <table:table-cell table:formula="of:=ABS([.D43]-[.D46])/[.D43]" office:value-type="float" office:value="0.831578947368421" calcext:value-type="float">
            <text:p>0.831578947368421</text:p>
          </table:table-cell>
        </table:table-row>
        <table:table-row table:style-name="ro1">
          <table:table-cell office:value-type="string" calcext:value-type="string">
            <text:p>n=17</text:p>
          </table:table-cell>
          <table:table-cell office:value-type="float" office:value="7914" calcext:value-type="float">
            <text:p>7914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office:value-type="float" office:value="86.881" calcext:value-type="float">
            <text:p>86.881</text:p>
          </table:table-cell>
          <table:table-cell office:value-type="float" office:value="13" calcext:value-type="float">
            <text:p>13</text:p>
          </table:table-cell>
          <table:table-cell table:formula="of:=ABS([.B43]-[.B47])/[.B43]" office:value-type="float" office:value="0.902946911445495" calcext:value-type="float">
            <text:p>0.902946911445495</text:p>
          </table:table-cell>
          <table:table-cell table:formula="of:=ABS([.C43]-[.C47])/[.C43]" office:value-type="float" office:value="0.649446494464945" calcext:value-type="float">
            <text:p>0.649446494464945</text:p>
          </table:table-cell>
          <table:table-cell table:formula="of:=ABS([.D43]-[.D47])/[.D43]" office:value-type="float" office:value="0.91578947368421" calcext:value-type="float">
            <text:p>0.91578947368421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7232" calcext:value-type="float">
            <text:p>7232</text:p>
          </table:table-cell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 office:value-type="float" office:value="86.881" calcext:value-type="float">
            <text:p>86.881</text:p>
          </table:table-cell>
          <table:table-cell office:value-type="float" office:value="13" calcext:value-type="float">
            <text:p>13</text:p>
          </table:table-cell>
          <table:table-cell table:formula="of:=ABS([.B43]-[.B48])/[.B43]" office:value-type="float" office:value="0.911310596863005" calcext:value-type="float">
            <text:p>0.911310596863005</text:p>
          </table:table-cell>
          <table:table-cell table:formula="of:=ABS([.C43]-[.C48])/[.C43]" office:value-type="float" office:value="1.23616236162362" calcext:value-type="float">
            <text:p>1.23616236162362</text:p>
          </table:table-cell>
          <table:table-cell table:formula="of:=ABS([.D43]-[.D48])/[.D43]" office:value-type="float" office:value="0.91578947368421" calcext:value-type="float">
            <text:p>0.915789473684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reduction MF</text:p>
          </table:table-cell>
          <table:table-cell office:value-type="string" calcext:value-type="string">
            <text:p>LUT increase</text:p>
          </table:table-cell>
          <table:table-cell office:value-type="string" calcext:value-type="string">
            <text:p>BRAM reduction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5085" calcext:value-type="float">
            <text:p>5085</text:p>
          </table:table-cell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  <table:table-cell office:value-type="float" office:value="87.72" calcext:value-type="float">
            <text:p>87.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2152" calcext:value-type="float">
            <text:p>2152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office:value-type="float" office:value="87.72" calcext:value-type="float">
            <text:p>87.72</text:p>
          </table:table-cell>
          <table:table-cell office:value-type="float" office:value="12" calcext:value-type="float">
            <text:p>12</text:p>
          </table:table-cell>
          <table:table-cell table:formula="of:=ABS([.B53]-[.B54])/[.B53]" office:value-type="float" office:value="0.576794493608653" calcext:value-type="float">
            <text:p>0.576794493608653</text:p>
          </table:table-cell>
          <table:table-cell table:formula="of:=ABS([.C53]-[.C54])/[.C53]" office:value-type="float" office:value="0.58679706601467" calcext:value-type="float">
            <text:p>0.58679706601467</text:p>
          </table:table-cell>
          <table:table-cell table:formula="of:=ABS([.D53]-[.D54])/[.D5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9</text:p>
          </table:table-cell>
          <table:table-cell office:value-type="float" office:value="2082" calcext:value-type="float">
            <text:p>2082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87.72" calcext:value-type="float">
            <text:p>87.72</text:p>
          </table:table-cell>
          <table:table-cell office:value-type="float" office:value="12" calcext:value-type="float">
            <text:p>12</text:p>
          </table:table-cell>
          <table:table-cell table:formula="of:=ABS([.B53]-[.B55])/[.B53]" office:value-type="float" office:value="0.590560471976401" calcext:value-type="float">
            <text:p>0.590560471976401</text:p>
          </table:table-cell>
          <table:table-cell table:formula="of:=ABS([.C53]-[.C55])/[.C53]" office:value-type="float" office:value="0.885085574572127" calcext:value-type="float">
            <text:p>0.885085574572127</text:p>
          </table:table-cell>
          <table:table-cell table:formula="of:=ABS([.D53]-[.D55])/[.D5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1622" calcext:value-type="float">
            <text:p>1622</text:p>
          </table:table-cell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float" office:value="87.41" calcext:value-type="float">
            <text:p>87.41</text:p>
          </table:table-cell>
          <table:table-cell office:value-type="float" office:value="11" calcext:value-type="float">
            <text:p>11</text:p>
          </table:table-cell>
          <table:table-cell table:formula="of:=ABS([.B53]-[.B56])/[.B53]" office:value-type="float" office:value="0.68102261553589" calcext:value-type="float">
            <text:p>0.68102261553589</text:p>
          </table:table-cell>
          <table:table-cell table:formula="of:=ABS([.C53]-[.C56])/[.C53]" office:value-type="float" office:value="1.05134474327628" calcext:value-type="float">
            <text:p>1.05134474327628</text:p>
          </table:table-cell>
          <table:table-cell table:formula="of:=ABS([.D53]-[.D56])/[.D5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17</text:p>
          </table:table-cell>
          <table:table-cell office:value-type="float" office:value="1610" calcext:value-type="float">
            <text:p>1610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float" office:value="88.26" calcext:value-type="float">
            <text:p>88.26</text:p>
          </table:table-cell>
          <table:table-cell office:value-type="float" office:value="11" calcext:value-type="float">
            <text:p>11</text:p>
          </table:table-cell>
          <table:table-cell table:formula="of:=ABS([.B53]-[.B57])/[.B53]" office:value-type="float" office:value="0.68338249754179" calcext:value-type="float">
            <text:p>0.68338249754179</text:p>
          </table:table-cell>
          <table:table-cell table:formula="of:=ABS([.C53]-[.C57])/[.C53]" office:value-type="float" office:value="1.2518337408313" calcext:value-type="float">
            <text:p>1.2518337408313</text:p>
          </table:table-cell>
          <table:table-cell table:formula="of:=ABS([.D53]-[.D57])/[.D5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=29</text:p>
          </table:table-cell>
          <table:table-cell office:value-type="float" office:value="1480" calcext:value-type="float">
            <text:p>1480</text:p>
          </table:table-cell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  <table:table-cell office:value-type="float" office:value="87.64" calcext:value-type="float">
            <text:p>87.64</text:p>
          </table:table-cell>
          <table:table-cell office:value-type="float" office:value="11" calcext:value-type="float">
            <text:p>11</text:p>
          </table:table-cell>
          <table:table-cell table:formula="of:=ABS([.B53]-[.B58])/[.B53]" office:value-type="float" office:value="0.708947885939036" calcext:value-type="float">
            <text:p>0.708947885939036</text:p>
          </table:table-cell>
          <table:table-cell table:formula="of:=ABS([.C53]-[.C58])/[.C53]" office:value-type="float" office:value="1.99755501222494" calcext:value-type="float">
            <text:p>1.99755501222494</text:p>
          </table:table-cell>
          <table:table-cell table:formula="of:=ABS([.D53]-[.D58])/[.D53]" office:value-type="float" office:value="0.75" calcext:value-type="float">
            <text:p>0.75</text:p>
          </table:table-cell>
        </table:table-row>
        <table:table-row table:style-name="ro1">
          <table:table-cell table:number-columns-repeated="4"/>
          <table:table-cell table:formula="of:=AVERAGE([.E53:.E58])" office:value-type="float" office:value="87.745" calcext:value-type="float">
            <text:p>87.7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1:40:53.453244440</meta:creation-date>
    <dc:date>2022-03-31T11:55:33.967140562</dc:date>
    <meta:editing-duration>PT4M20S</meta:editing-duration>
    <meta:editing-cycles>1</meta:editing-cycles>
    <meta:document-statistic meta:table-count="1" meta:cell-count="346" meta:object-count="0"/>
    <meta:generator>LibreOffice/6.0.7.3$Linux_X86_64 LibreOffice_project/00m0$Build-3</meta:generator>
  </office:meta>
</office:document-meta>
</file>